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Бланк Заказa. Сетевая косметическая фирма «Бьюти» 

</text:p>
      <text:p text:style-name="Standard">Филиал: Ульяновский</text:p>
      <text:p text:style-name="Standard">Номер товара:</text:p>
      <text:p text:style-name="Standard">Название товара:</text:p>
      <text:p text:style-name="Standard">Количество:</text:p>
      <text:p text:style-name="Standard">Дата заказа: 
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6-03T07:24:24</meta:creation-date>
    <dc:creator>Lars Behrmann</dc:creator>
    <dc:date>2015-06-03T07:24:24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6" meta:word-count="17" meta:character-count="126"/>
  </office:meta>
</office:document-meta>
</file>